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5a5d" officeooo:paragraph-rsid="000b5a5d"/>
    </style:style>
    <style:style style:name="P2" style:family="paragraph" style:parent-style-name="Standard">
      <style:text-properties officeooo:rsid="000d1544" officeooo:paragraph-rsid="000d1544"/>
    </style:style>
    <style:style style:name="P3" style:family="paragraph" style:parent-style-name="Standard">
      <style:text-properties officeooo:rsid="000f2c5c" officeooo:paragraph-rsid="000f2c5c"/>
    </style:style>
    <style:style style:name="P4" style:family="paragraph" style:parent-style-name="Standard">
      <style:text-properties officeooo:rsid="000f2c5c" officeooo:paragraph-rsid="00165af6"/>
    </style:style>
    <style:style style:name="P5" style:family="paragraph" style:parent-style-name="Standard">
      <style:text-properties officeooo:rsid="000f2c5c" officeooo:paragraph-rsid="001a4264"/>
    </style:style>
    <style:style style:name="P6" style:family="paragraph" style:parent-style-name="Standard">
      <style:text-properties officeooo:rsid="000f2c5c" officeooo:paragraph-rsid="001bb352"/>
    </style:style>
    <style:style style:name="P7" style:family="paragraph" style:parent-style-name="Standard">
      <style:text-properties officeooo:rsid="000f2c5c" officeooo:paragraph-rsid="001cda12"/>
    </style:style>
    <style:style style:name="P8" style:family="paragraph" style:parent-style-name="Standard">
      <style:text-properties officeooo:rsid="000f2c5c" officeooo:paragraph-rsid="001fb46a"/>
    </style:style>
    <style:style style:name="P9" style:family="paragraph" style:parent-style-name="Standard">
      <style:paragraph-properties fo:break-before="page"/>
      <style:text-properties officeooo:rsid="000f2c5c" officeooo:paragraph-rsid="00165af6"/>
    </style:style>
    <style:style style:name="P10" style:family="paragraph" style:parent-style-name="Standard" style:list-style-name="L1">
      <style:text-properties officeooo:rsid="000b5a5d" officeooo:paragraph-rsid="000b5a5d"/>
    </style:style>
    <style:style style:name="P11" style:family="paragraph" style:parent-style-name="Standard" style:list-style-name="L2">
      <style:text-properties officeooo:rsid="000b5a5d" officeooo:paragraph-rsid="000dab5b"/>
    </style:style>
    <style:style style:name="P12" style:family="paragraph" style:parent-style-name="Standard" style:list-style-name="L2">
      <style:text-properties officeooo:rsid="000b5a5d" officeooo:paragraph-rsid="000c670d"/>
    </style:style>
    <style:style style:name="P13" style:family="paragraph" style:parent-style-name="Standard" style:list-style-name="L2">
      <style:text-properties officeooo:rsid="000d1544" officeooo:paragraph-rsid="000d1544"/>
    </style:style>
    <style:style style:name="P14" style:family="paragraph" style:parent-style-name="Standard" style:list-style-name="L3">
      <style:text-properties officeooo:rsid="000f2c5c" officeooo:paragraph-rsid="000f2c5c"/>
    </style:style>
    <style:style style:name="P15" style:family="paragraph" style:parent-style-name="Standard">
      <style:text-properties officeooo:rsid="000f2c5c" officeooo:paragraph-rsid="0031c484"/>
    </style:style>
    <style:style style:name="P16" style:family="paragraph" style:parent-style-name="Standard">
      <style:text-properties fo:font-style="italic" fo:font-weight="bold" officeooo:rsid="0031c484" officeooo:paragraph-rsid="0031c484" style:font-style-asian="italic" style:font-weight-asian="bold" style:font-style-complex="italic" style:font-weight-complex="bold"/>
    </style:style>
    <style:style style:name="P17" style:family="paragraph" style:parent-style-name="Standard">
      <style:text-properties fo:font-style="italic" fo:font-weight="bold" officeooo:rsid="00327e0b" officeooo:paragraph-rsid="00327e0b" style:font-style-asian="italic" style:font-weight-asian="bold" style:font-style-complex="italic" style:font-weight-complex="bold"/>
    </style:style>
    <style:style style:name="T1" style:family="text">
      <style:text-properties officeooo:rsid="000c670d"/>
    </style:style>
    <style:style style:name="T2" style:family="text">
      <style:text-properties officeooo:rsid="0010fee0"/>
    </style:style>
    <style:style style:name="T3" style:family="text">
      <style:text-properties fo:font-style="italic" fo:font-weight="bold" officeooo:rsid="00165af6" style:font-style-asian="italic" style:font-weight-asian="bold" style:font-style-complex="italic" style:font-weight-complex="bold"/>
    </style:style>
    <style:style style:name="T4" style:family="text">
      <style:text-properties fo:font-style="italic" fo:font-weight="bold" officeooo:rsid="001672bd" style:font-style-asian="italic" style:font-weight-asian="bold" style:font-style-complex="italic" style:font-weight-complex="bold"/>
    </style:style>
    <style:style style:name="T5" style:family="text">
      <style:text-properties fo:font-style="italic" fo:font-weight="bold" officeooo:rsid="00180f34" style:font-style-asian="italic" style:font-weight-asian="bold" style:font-style-complex="italic" style:font-weight-complex="bold"/>
    </style:style>
    <style:style style:name="T6" style:family="text">
      <style:text-properties fo:font-style="italic" fo:font-weight="bold" officeooo:rsid="0019e17d" style:font-style-asian="italic" style:font-weight-asian="bold" style:font-style-complex="italic" style:font-weight-complex="bold"/>
    </style:style>
    <style:style style:name="T7" style:family="text">
      <style:text-properties fo:font-style="italic" fo:font-weight="bold" officeooo:rsid="001a4264" style:font-style-asian="italic" style:font-weight-asian="bold" style:font-style-complex="italic" style:font-weight-complex="bold"/>
    </style:style>
    <style:style style:name="T8" style:family="text">
      <style:text-properties fo:font-style="italic" fo:font-weight="bold" officeooo:rsid="001bb352" style:font-style-asian="italic" style:font-weight-asian="bold" style:font-style-complex="italic" style:font-weight-complex="bold"/>
    </style:style>
    <style:style style:name="T9" style:family="text">
      <style:text-properties fo:font-style="italic" fo:font-weight="bold" officeooo:rsid="001bc6f0" style:font-style-asian="italic" style:font-weight-asian="bold" style:font-style-complex="italic" style:font-weight-complex="bold"/>
    </style:style>
    <style:style style:name="T10" style:family="text">
      <style:text-properties fo:font-style="italic" fo:font-weight="bold" officeooo:rsid="001c7a54" style:font-style-asian="italic" style:font-weight-asian="bold" style:font-style-complex="italic" style:font-weight-complex="bold"/>
    </style:style>
    <style:style style:name="T11" style:family="text">
      <style:text-properties fo:font-style="italic" fo:font-weight="bold" officeooo:rsid="001cda12" style:font-style-asian="italic" style:font-weight-asian="bold" style:font-style-complex="italic" style:font-weight-complex="bold"/>
    </style:style>
    <style:style style:name="T12" style:family="text">
      <style:text-properties fo:font-style="italic" fo:font-weight="bold" officeooo:rsid="001d4fa0" style:font-style-asian="italic" style:font-weight-asian="bold" style:font-style-complex="italic" style:font-weight-complex="bold"/>
    </style:style>
    <style:style style:name="T13" style:family="text">
      <style:text-properties fo:font-style="italic" fo:font-weight="bold" officeooo:rsid="001ed477" style:font-style-asian="italic" style:font-weight-asian="bold" style:font-style-complex="italic" style:font-weight-complex="bold"/>
    </style:style>
    <style:style style:name="T14" style:family="text">
      <style:text-properties fo:font-style="italic" fo:font-weight="bold" officeooo:rsid="001fb46a" style:font-style-asian="italic" style:font-weight-asian="bold" style:font-style-complex="italic" style:font-weight-complex="bold"/>
    </style:style>
    <style:style style:name="T15" style:family="text">
      <style:text-properties fo:font-style="italic" fo:font-weight="bold" officeooo:rsid="002ca50e" style:font-style-asian="italic" style:font-weight-asian="bold" style:font-style-complex="italic" style:font-weight-complex="bold"/>
    </style:style>
    <style:style style:name="T16" style:family="text">
      <style:text-properties fo:font-style="italic" fo:font-weight="bold" officeooo:rsid="002d96e4" style:font-style-asian="italic" style:font-weight-asian="bold" style:font-style-complex="italic" style:font-weight-complex="bold"/>
    </style:style>
    <style:style style:name="T17" style:family="text">
      <style:text-properties fo:font-style="italic" fo:font-weight="bold" officeooo:rsid="002f493f" style:font-style-asian="italic" style:font-weight-asian="bold" style:font-style-complex="italic" style:font-weight-complex="bold"/>
    </style:style>
    <style:style style:name="T18" style:family="text">
      <style:text-properties fo:font-style="italic" fo:font-weight="bold" officeooo:rsid="002fc790" style:font-style-asian="italic" style:font-weight-asian="bold" style:font-style-complex="italic" style:font-weight-complex="bold"/>
    </style:style>
    <style:style style:name="T19" style:family="text">
      <style:text-properties fo:font-style="italic" fo:font-weight="bold" officeooo:rsid="0031c484" style:font-style-asian="italic" style:font-weight-asian="bold" style:font-style-complex="italic" style:font-weight-complex="bold"/>
    </style:style>
    <style:style style:name="T20" style:family="text">
      <style:text-properties fo:font-style="italic" fo:font-weight="bold" officeooo:rsid="003559d5" style:font-style-asian="italic" style:font-weight-asian="bold" style:font-style-complex="italic" style:font-weight-complex="bold"/>
    </style:style>
    <style:style style:name="T21" style:family="text">
      <style:text-properties fo:font-style="italic" fo:font-weight="bold" officeooo:rsid="00373b17" style:font-style-asian="italic" style:font-weight-asian="bold" style:font-style-complex="italic" style:font-weight-complex="bold"/>
    </style:style>
    <style:style style:name="T22" style:family="text">
      <style:text-properties fo:font-style="italic" fo:font-weight="bold" officeooo:rsid="0037fefc"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cenze článku ZAMM</text:p>
      <text:p text:style-name="P1"/>
      <text:p text:style-name="P1">Zásadní výhrady</text:p>
      <text:list xml:id="list1967104744" text:style-name="L1">
        <text:list-item>
          <text:p text:style-name="P10">model je jen lineární</text:p>
        </text:list-item>
        <text:list-item>
          <text:p text:style-name="P10">důkaz existence přes splitting je zbytečně komplikovaný</text:p>
        </text:list-item>
      </text:list>
      <text:p text:style-name="P1"/>
      <text:p text:style-name="P1">Možnosti vypořádání</text:p>
      <text:list xml:id="list4094816074" text:style-name="L2">
        <text:list-item>
          <text:p text:style-name="P11">zdůvodnit, kdy je lineární model relevantní: vtláčení do pukliny, tuhá nebo zarostlá puklina (v rozporu s předpokladem, že je puklina vodivá)</text:p>
        </text:list-item>
        <text:list-item>
          <text:p text:style-name="P12">přidat kontaktní podmínky:</text:p>
          <text:list>
            <text:list-item>
              <text:p text:style-name="P12">tím uspokojíme obě výhrady;</text:p>
            </text:list-item>
            <text:list-item>
              <text:p text:style-name="P12"><text:span text:style-name="T1">odvození</text:span> modelu <text:span text:style-name="T1">buď nechat stávající a později přidat kontakty nebo už od začátku mít omezení rozevření puklin;</text:span></text:p>
            </text:list-item>
            <text:list-item>
              <text:p text:style-name="P12">analýza se zkomplikuje <text:span text:style-name="T1">jen mírně;</text:span></text:p>
            </text:list-item>
            <text:list-item>
              <text:p text:style-name="P12">pro numerické řešení bude třeba popsat řešení kontaktů a zvolit příklad, kde dochází ke kontaktu</text:p>
            </text:list-item>
            <text:list-item>
              <text:p text:style-name="P13">další náměty: použít aproximativní větu o divergenci – umožní zahrnout tuhé pukliny; numerický příklad ve 3D, test tuhé pukliny</text:p>
            </text:list-item>
          </text:list>
        </text:list-item>
      </text:list>
      <text:p text:style-name="P2"/>
      <text:p text:style-name="P3">Vztah ke článkům citovaným v recenzích:</text:p>
      <text:list xml:id="list1235660469" text:style-name="L3">
        <text:list-item>
          <text:p text:style-name="P14">Boon &amp; Nordbotten: DFM model poromechaniky je vytvořen „axiomaticky“, tj. snaží se zobecnit model z ekvidimenzionální oblasti na multi-dimenzionální nahrazením standardních diferenciálních operátorů nově zavedenými mixed-dimenzionálními. V sekci 4.6 se snaží napasovat svůj obecný model na modely odvozené limitním procesem pro delta → 0 jako v našem článku, zahrnující mechaniku s kontakty, proudění s puklinami a poroelasticitu bez puklin. Srovnání s poroelasticitou včetně puklin chybí, a tedy není jasné, zda je zahrnuta (něco mi říká, že tam bude problém). <text:span text:style-name="T2">Dále uvažují nestacionární mechaniku.</text:span></text:p>
        </text:list-item>
      </text:list>
      <text:p text:style-name="P3"/>
      <text:p text:style-name="P3"/>
      <text:p text:style-name="P3"/>
      <text:p text:style-name="P9">Reviewer: 1<text:line-break/><text:line-break/>Short report for Author<text:line-break/>A linear model is proposed for poroelasticity in fractured media. By averaging, or "semi-discretizing", the Biot equations in the fracture zones, a coupled system of equations is formed in terms of pressure and displacements. The paper is well-written and the introduced calculus helps simplify the notation and analysis. However, there are several points of criticism that need to be addressed before the paper can be accepted for publication. <text:line-break/><text:line-break/>The first lies in the validity of the assumptions, in particular the linear relationships at the fractures. Due to these assumptions, the model is not able to properly capture contact conditions, allowing the two sides to interpenetrate. Moreover, friction laws are ignored. These two processes are essential to modeling mechanics of fractured porous media. In fact, they form the main difficulty and the authors need to justify why these can be neglected and to which degree the resulting model is of interest to the reader.</text:p>
      <text:p text:style-name="P4"/>
      <text:p text:style-name="P7"><text:span text:style-name="T3">We agree that the contact and friction conditions are essential to</text:span><text:span text:style-name="T11"> </text:span><text:span text:style-name="T3">modeling </text:span><text:span text:style-name="T11">realistic</text:span><text:span text:style-name="T3"> fractured porous media. </text:span><text:span text:style-name="T10">In the introduction, w</text:span><text:span text:style-name="T3">e have added an explanation that </text:span><text:span text:style-name="T4">the paper studies a simplified model which</text:span><text:span text:style-name="T3"> is </text:span><text:span text:style-name="T4">still </text:span><text:span text:style-name="T3">valid for small deformations. </text:span><text:span text:style-name="T4">The rea</text:span><text:span text:style-name="T5">son why using this simplified assumption is to keep the subsequent analysis reasonabl</text:span><text:span text:style-name="T11">y demanding</text:span><text:span text:style-name="T5">. </text:span><text:span text:style-name="T6">We provide a reference to our recent paper on numerical simulations which uses an extended model with nonlinear fracture mechanics.</text:span><text:line-break/><text:line-break/>Second, the proof relies on a fixed-stress iterative scheme that depends on well-posed sub-problems for flow and mechanics. While this is a valid technique to use, it seems unnecessarily complicated in this linear case. The problem is given by a bilinear form in (5.2) concerning only two variables. Appendix B shows how to obtain an energy estimate with V = d_t U and Q = d_t P. Does the Babuska-Lax-Milgram theorem not immediately provide the result now for each time step? Another direct approach would be to recognize the system as an evolutionary equation and apply the theory of maximal monotone operators.</text:p>
      <text:p text:style-name="P5"/>
      <text:p text:style-name="P7"><text:span text:style-name="T7">It is true that </text:span><text:span text:style-name="T11">there are other methods for </text:span><text:span text:style-name="T7">proving well-posedness of our problem, </text:span><text:span text:style-name="T11">including the ones mentioned by the reviewer</text:span><text:span text:style-name="T7">. We have stressed in the introduction that th</text:span><text:span text:style-name="T11">e</text:span><text:span text:style-name="T7"> </text:span><text:span text:style-name="T11">iterative splitting </text:span><text:span text:style-name="T7">is chosen in order to </text:span><text:span text:style-name="T8">analyze the convergence of the associated </text:span><text:span text:style-name="T7">numerical strategy, which is our actual interest </text:span><text:span text:style-name="T13">(see also Remark 5.1)</text:span><text:span text:style-name="T8">. </text:span><text:span text:style-name="T12">We also note that irrespectively of the chosen method of proof, the well-posedness relies on the validity of the Korn inequality (see Lemma 5.3) which has to be proven in the mixed-dimensional case.</text:span><text:line-break/><text:line-break/>Major comments:<text:line-break/><text:line-break/>- Are the Biot equations valid in the fracture zone Omega_f? If the fracture is treated as a poroelastic medium, then the model responds with a counteracting force in case of tension. These forces need to be explained, i.e. what physical process is keeping the fracture together instead of letting the fracture open?</text:p>
      <text:p text:style-name="P6"/>
      <text:p text:style-name="P8"><text:span text:style-name="T8">Indeed, the fracture stiffness is used in many engineering models not only to prevent closing but also in connection with the surface roughness and healing of the fracture. This is </text:span><text:span text:style-name="T9">now </text:span><text:span text:style-name="T8">explained in the introduction.</text:span><text:line-break/><text:line-break/>- The equations look similar to those presented in: <text:line-break/>"Girault, V., Wheeler, M. F., Ganis, B., &amp; Mear, M. E. (2015). A lubrication fracture model in a poro-elastic medium. Mathematical Models and Methods in Applied Sciences, 25(04), 587-645." <text:line-break/><text:soft-page-break/>and<text:line-break/>"Girault, V., Wheeler, M. F., Kumar, K., &amp; Singh, G. (2019). Mixed formulation of a linearized lubrication fracture model in a poro-elastic medium. In Contributions to Partial Differential Equations and Applications (pp. 171-219). Springer, Cham."<text:line-break/>Please clarify the contributions of this work with respect to the results presented therein.</text:p>
      <text:p text:style-name="P8"/>
      <text:p text:style-name="P8"><text:span text:style-name="T14">In the introduction, we have cited these papers and mentioned that in contrast to the present paper, they consider void fractures without an intrinsic stiffness.</text:span><text:line-break/><text:line-break/>- It is not clear whether the proposed model belongs to the class of models introduced in: "Boon, W. M., &amp; Nordbotten, J. M. (2022). Mixed-dimensional poromechanical models of fractured porous media. Acta Mechanica, 1-48." The authors are asked to include a statement to emphasize the difference between their work and the well-posedness theory presented therein.</text:p>
      <text:p text:style-name="P8"/>
      <text:p text:style-name="P15"><text:span text:style-name="T15">Comments to the difference have been added to the introduction and Remark 4.1. </text:span><text:span text:style-name="T16">In principle, the model of Boon &amp; Nordbotten is obtained by a different approach, starting already from the reduced geometry of fractures. The constitutive and balance laws that they generalize to the mixed-dimensional setting are designed in order to preserve a structure suitable for the analysis. We </text:span><text:span text:style-name="T20">do not see any fundamental</text:span><text:span text:style-name="T16"> </text:span><text:span text:style-name="T20">argument</text:span><text:span text:style-name="T16"> </text:span><text:span text:style-name="T20">why </text:span><text:span text:style-name="T16">this approach should yield </text:span><text:span text:style-name="T20">exactly </text:span><text:span text:style-name="T16">the same result as the semi-discretization used in our paper, </text:span><text:span text:style-name="T17">which starts from the classical continuum mechanical relations on the full-dimensional fracture domain</text:span><text:span text:style-name="T16">. </text:span><text:span text:style-name="T17">While certain differences between the two models </text:span><text:span text:style-name="T20">are mentioned</text:span><text:span text:style-name="T17">, another study might be useful to </text:span><text:span text:style-name="T22">further </text:span><text:span text:style-name="T17">investigate the</text:span><text:span text:style-name="T18">ir</text:span><text:span text:style-name="T17"> i</text:span><text:span text:style-name="T18">mpact</text:span><text:span text:style-name="T17"> on the solutions.</text:span><text:line-break/><text:line-break/>- A clarification needs to be made whether the fracture aperture delta is independent of the displacement U and why this is assumed to be the case or not. With a delta of 1e-5 in the numerical examples, how is it guaranteed that the fracture does not close? What happens if the jump in displacements is larger than delta?</text:p>
      <text:p text:style-name="P15"/>
      <text:p text:style-name="P15"><text:span text:style-name="T19">In the introduction we mention that the model is valid under small variations of fracture aperture. Concerning the numerical example, the setting leads naturally to opening of the fracture, hence the problems with possibly closed fracture do not appear here.</text:span><text:line-break/><text:line-break/>- Please include the limitations of the proposed model in the introduction. For example, it needs to emphasize that the analysis concerns a single fracture, that the model is linear and the non-physical effects this introduces, and that the numerical examples only concern a 2D example. <text:line-break/></text:p>
      <text:p text:style-name="P16">Done, see introduction.</text:p>
      <text:p text:style-name="P15"><text:line-break/>Minor comments:<text:line-break/><text:line-break/>- Similar equations were recently considered in "Bonaldi, F., Droniou, J., &amp; Masson, R. (2022). Numerical analysis of a mixed-dimensional poromechanical model with frictionless contact at matrix-fracture interfaces. arXiv preprint arXiv:2201.09646." <text:line-break/>I would suggest the authors to note the similarities and differences.<text:line-break/></text:p>
      <text:p text:style-name="P16">Done – see introduction.</text:p>
      <text:p text:style-name="P15"><text:line-break/>Reviewer: 2<text:line-break/><text:line-break/>Short report for Author<text:line-break/>The authors consider  flow in porous media in the presence of fractures. They derive a DFM for <text:soft-page-break/>poroelasticity and prove its well-posedness.  The analysis is based on a separate analysis of each part problem and then on the use of an iterative, alternate  method to show the convergence to a solution. For the last part typical fixed-stress techniques were used to obtain the contraction argument. Numerical examples are included. The paper is well-written and suitable for the journal. I actually have only two comments:<text:line-break/>1. There is a recent paper on poroelasticity with fractures<text:line-break/><text:a xlink:type="simple" xlink:href="https://link.springer.com/article/10.1007/s00707-022-03378-1" office:target-frame-name="_blank" xlink:show="new" text:style-name="Internet_20_link" text:visited-style-name="Visited_20_Internet_20_Link">https://link.springer.com/arti</text:a><text:line-break/>The authors should compare their (theoretical) results with the one in this paper. <text:line-break/></text:p>
      <text:p text:style-name="P16">Done – see introduction, Remark 4.1 and answer to Reviewer #1.</text:p>
      <text:p text:style-name="P15">2. The authors considered linear, quasi-static Biot. Would this work for non-linear extensions as well? For example for the models in  <text:line-break/><text:a xlink:type="simple" xlink:href="https://link.springer.com/article/10.1007/s10596-018-9736-6" office:target-frame-name="_blank" xlink:show="new" text:style-name="Internet_20_link" text:visited-style-name="Visited_20_Internet_20_Link">https://link.springer.com/arti</text:a><text:line-break/>or/and<text:line-break/><text:a xlink:type="simple" xlink:href="https://link.springer.com/article/10.1007/s10596-020-09983-0" office:target-frame-name="_blank" xlink:show="new" text:style-name="Internet_20_link" text:visited-style-name="Visited_20_Internet_20_Link">https://link.springer.com/arti</text:a><text:line-break/>I suggest that the authors add a comment regarding non-linear models.</text:p>
      <text:p text:style-name="P15"/>
      <text:p text:style-name="P17">A comment on possible generalization to nonlinear poroelasticity has been added to the Conclus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n Stebel</meta:initial-creator>
    <meta:creation-date>2023-06-01T08:54:52.911737713</meta:creation-date>
    <dc:date>2023-11-24T00:24:00.636939541</dc:date>
    <dc:creator>Jan Stebel</dc:creator>
    <meta:editing-duration>PT21H32M1S</meta:editing-duration>
    <meta:editing-cycles>24</meta:editing-cycles>
    <meta:generator>LibreOffice/7.0.4.2$Linux_X86_64 LibreOffice_project/00$Build-2</meta:generator>
    <meta:document-statistic meta:table-count="0" meta:image-count="0" meta:object-count="0" meta:page-count="4" meta:paragraph-count="28" meta:word-count="1364" meta:character-count="8834" meta:non-whitespace-character-count="7478"/>
  </office:meta>
</office:document-meta>
</file>